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in" fo:margin-left="1in" fo:margin-top="0in" fo:margin-bottom="0in" table:align="left" style:writing-mode="lr-tb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2.7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 style:writing-mode="lr-tb"/>
    </style:style>
    <style:style style:name="Table1.A2" style:family="table-cell">
      <style:table-cell-properties fo:padding-left="0.075in" fo:padding-right="0.075in" fo:padding-top="0in" fo:padding-bottom="0in" fo:border="none" style:writing-mode="lr-tb"/>
    </style:style>
    <style:style style:name="Table1.B2" style:family="table-cell">
      <style:table-cell-properties fo:padding-left="0.075in" fo:padding-right="0.075in" fo:padding-top="0in" fo:padding-bottom="0in" fo:border="none" style:writing-mode="lr-tb"/>
    </style:style>
    <style:style style:name="Table1.A3" style:family="table-cell">
      <style:table-cell-properties fo:padding-left="0.075in" fo:padding-right="0.075in" fo:padding-top="0in" fo:padding-bottom="0in" fo:border="none" style:writing-mode="lr-tb"/>
    </style:style>
    <style:style style:name="Table1.B3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Compact" style:list-style-name="WWNum1000"/>
    <style:style style:name="P2" style:family="paragraph" style:parent-style-name="Compact" style:list-style-name="WWNum1002"/>
    <style:style style:name="P3" style:family="paragraph" style:parent-style-name="Compact" style:list-style-name="WWNum1003"/>
    <style:style style:name="P4" style:family="paragraph" style:parent-style-name="Compact" style:list-style-name="WWNum1004"/>
    <style:style style:name="P5" style:family="paragraph" style:parent-style-name="Compact" style:list-style-name="WWNum1005"/>
    <style:style style:name="P6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style>
    <style:style style:name="P7" style:family="paragraph" style:parent-style-name="Compact" style:list-style-name="WWNum1006"/>
    <style:style style:name="P8" style:family="paragraph" style:parent-style-name="Compact" style:list-style-name="WWNum1007"/>
    <style:style style:name="P9" style:family="paragraph" style:parent-style-name="Compact" style:list-style-name="WWNum1008"/>
    <style:style style:name="P10" style:family="paragraph" style:parent-style-name="Compact" style:list-style-name="WWNum1009"/>
    <style:style style:name="P11" style:family="paragraph" style:parent-style-name="Compact" style:list-style-name="WWNum1010"/>
    <style:style style:name="P12" style:family="paragraph" style:parent-style-name="Compact" style:list-style-name="WWNum1011"/>
    <style:style style:name="P13" style:family="paragraph" style:parent-style-name="Compact" style:list-style-name="WWNum1012"/>
    <style:style style:name="P14" style:family="paragraph" style:parent-style-name="Compact" style:list-style-name="WWNum1013"/>
    <style:style style:name="P15" style:family="paragraph" style:parent-style-name="Compact" style:list-style-name="WWNum1014"/>
    <style:style style:name="P16" style:family="paragraph" style:parent-style-name="Heading_20_2" style:list-style-name="WWNum1001"/>
    <style:style style:name="P17" style:family="paragraph" style:parent-style-name="Heading_20_3" style:list-style-name="WWNum1001"/>
    <style:style style:name="P18" style:family="paragraph" style:parent-style-name="Heading_20_3" style:list-style-name="WWNum1005"/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hoja-de-referencia-del-hogarpatrimonio"/>Hoja de referencia del hogar/patrimonio</text:h>
      <text:p text:style-name="First_20_Paragraph">Última vez actualizado: <text:span text:style-name="T1">escribe la fecha actual aquí</text:span></text:p>
      <text:list xml:id="list3652709932" text:style-name="WWNum1001">
        <text:list-item>
          <text:h text:style-name="P16" text:outline-level="2"><text:bookmark-start text:name="contraseñas-y-acceso-físico"/>Contraseñas y Acceso Físico<text:bookmark-end text:name="contraseñas-y-acceso-físico"/></text:h>
        </text:list-item>
      </text:list>
      <text:list text:style-name="WWNum1000">
        <text:list-item>
          <text:p text:style-name="P1"><text:span text:style-name="T1">explicá cómo acceder a tus contraseñas guardadas, al igual que ubicaciones a llaves importantes y otros tipos de códigos de seguridad físicos</text:span></text:p>
        </text:list-item>
      </text:list>
      <text:list xml:id="list3629732918766" text:continue-list="list3652709932" text:style-name="WWNum1002">
        <text:list-item>
          <text:list>
            <text:list-item>
              <text:p text:style-name="P2">A2F:</text:p>
              <text:list text:style-name="WWNum1003">
                <text:list-item>
                  <text:p text:style-name="P3"><text:span text:style-name="T1">Haz una lista de códigos y como accederlos</text:span></text:p>
                </text:list-item>
              </text:list>
            </text:list-item>
            <text:list-item>
              <text:p text:style-name="P2">Administrador(es) de contraseñas:</text:p>
              <text:list text:style-name="WWNum1004">
                <text:list-item>
                  <text:p text:style-name="P4">Nombre de usuario:</text:p>
                </text:list-item>
                <text:list-item>
                  <text:p text:style-name="P4">Contraseña:</text:p>
                </text:list-item>
              </text:list>
            </text:list-item>
            <text:list-item>
              <text:p text:style-name="P2">Acceso Físico:</text:p>
            </text:list-item>
          </text:list>
        </text:list-item>
        <text:list-item text:style-override="WWNum1001">
          <text:h text:style-name="P17" text:outline-level="3"><text:bookmark-start text:name="finanzas"/>Finanzas:<text:bookmark-end text:name="finanzas"/></text:h>
          <text:list text:style-name="WWNum1005">
            <text:list-item>
              <text:p text:style-name="P5">Banco, HSA, y Cuentas de Tarjeta de Crédito: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6">Nombre/Institución</text:p>
            </table:table-cell>
            <table:table-cell table:style-name="Table1.A1" office:value-type="string">
              <text:p text:style-name="P6">Número de Cuenta/Número de Rut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6">Ejemplo Banco</text:p>
          </table:table-cell>
          <table:table-cell table:style-name="Table1.B2" office:value-type="string">
            <text:p text:style-name="P6">123456789/1200</text:p>
          </table:table-cell>
        </table:table-row>
        <table:table-row table:style-name="Table1.1">
          <table:table-cell table:style-name="Table1.A3" office:value-type="string">
            <text:p text:style-name="P6">Ejemplo Tarjeta</text:p>
          </table:table-cell>
          <table:table-cell table:style-name="Table1.B3" office:value-type="string">
            <text:p text:style-name="P6">12300 000 0000 0000</text:p>
          </table:table-cell>
        </table:table-row>
      </table:table>
      <text:list xml:id="list3630534906667" text:continue-list="list3629732918766" text:style-name="WWNum1005">
        <text:list-item>
          <text:list>
            <text:list-item>
              <text:p text:style-name="P5">Cómo acceder a mis fondos de jubilación:</text:p>
              <text:list text:style-name="WWNum1006">
                <text:list-item>
                  <text:p text:style-name="P7"><text:span text:style-name="T1">Instrucciones claras en cómo accederlos</text:span></text:p>
                </text:list-item>
              </text:list>
            </text:list-item>
            <text:list-item>
              <text:p text:style-name="P5">Cómo acceder a mi Cripto:</text:p>
              <text:list text:style-name="WWNum1007">
                <text:list-item>
                  <text:p text:style-name="P8"><text:span text:style-name="T1">Instrucciones claras en cómo accederlos</text:span></text:p>
                </text:list-item>
              </text:list>
            </text:list-item>
            <text:list-item>
              <text:h text:style-name="P18" text:outline-level="3"><text:bookmark-start text:name="hipoteca"/>Hipoteca:<text:bookmark-end text:name="hipoteca"/></text:h>
              <text:list text:style-name="WWNum1008">
                <text:list-item>
                  <text:p text:style-name="P9">Administrador:</text:p>
                </text:list-item>
                <text:list-item>
                  <text:p text:style-name="P9">Número de Cuenta:</text:p>
                </text:list-item>
                <text:list-item>
                  <text:p text:style-name="P9">Fecha de Pago:</text:p>
                </text:list-item>
              </text:list>
            </text:list-item>
            <text:list-item>
              <text:h text:style-name="P18" text:outline-level="3"><text:bookmark-start text:name="otras-deudas"/>Otras Deudas:<text:bookmark-end text:name="otras-deudas"/></text:h>
              <text:list text:style-name="WWNum1009">
                <text:list-item>
                  <text:p text:style-name="P10"><text:span text:style-name="T1">Haz una lista de todas las otras deudas que se puedan tener que pagar</text:span></text:p>
                </text:list-item>
              </text:list>
            </text:list-item>
            <text:list-item>
              <text:h text:style-name="P18" text:outline-level="3"><text:bookmark-start text:name="información-de-presupuesto"/>Información de presupuesto:<text:bookmark-end text:name="información-de-presupuesto"/></text:h>
              <text:list text:style-name="WWNum1010">
                <text:list-item>
                  <text:p text:style-name="P11"><text:span text:style-name="T1">Haz una lista de nombres de usuario de Quickbooks/YNAB y cómo accederlos</text:span><text:span text:style-name="T1"/></text:p>
                </text:list-item>
              </text:list>
            </text:list-item>
          </text:list>
        </text:list-item>
        <text:list-item text:style-override="WWNum1001">
          <text:h text:style-name="P17" text:outline-level="3"><text:bookmark-start text:name="utilidades"/><text:soft-page-break/>Utilidades:<text:bookmark-end text:name="utilidades"/></text:h>
          <text:list text:style-name="WWNum1011">
            <text:list-item>
              <text:p text:style-name="P12">Servicio de Teléfono:</text:p>
            </text:list-item>
            <text:list-item>
              <text:p text:style-name="P12">Eléctrico:</text:p>
            </text:list-item>
            <text:list-item>
              <text:p text:style-name="P12">Gas:</text:p>
            </text:list-item>
            <text:list-item>
              <text:p text:style-name="P12">Agua:</text:p>
            </text:list-item>
          </text:list>
        </text:list-item>
        <text:list-item text:style-override="WWNum1001">
          <text:h text:style-name="P17" text:outline-level="3"><text:bookmark-start text:name="documentos-importantes"/>Documentos Importantes:<text:bookmark-end text:name="documentos-importantes"/></text:h>
          <text:list text:style-name="WWNum1012">
            <text:list-item>
              <text:p text:style-name="P13">Póliza de seguro de vida</text:p>
            </text:list-item>
            <text:list-item>
              <text:p text:style-name="P13">Certificado de Nacimiento</text:p>
            </text:list-item>
            <text:list-item>
              <text:p text:style-name="P13">Licencia de Matrimonio</text:p>
            </text:list-item>
            <text:list-item>
              <text:p text:style-name="P13">Títulos de automóviles</text:p>
            </text:list-item>
            <text:list-item>
              <text:p text:style-name="P13">Escrituras de propiedad</text:p>
            </text:list-item>
          </text:list>
        </text:list-item>
        <text:list-item text:style-override="WWNum1001">
          <text:h text:style-name="P17" text:outline-level="3"><text:bookmark-start text:name="Xcdc491ec22ccc83a24739dddebd5a672b96002d"/>Documentos Legales Relacionados a la Incapacitación:<text:bookmark-end text:name="Xcdc491ec22ccc83a24739dddebd5a672b96002d"/></text:h>
          <text:list text:style-name="WWNum1013">
            <text:list-item>
              <text:p text:style-name="P14">Testamento</text:p>
            </text:list-item>
            <text:list-item>
              <text:p text:style-name="P14">Fideicomiso en vida revocable</text:p>
            </text:list-item>
            <text:list-item>
              <text:p text:style-name="P14">Contrato de mandato</text:p>
            </text:list-item>
          </text:list>
        </text:list-item>
        <text:list-item text:style-override="WWNum1001">
          <text:h text:style-name="P17" text:outline-level="3"><text:bookmark-start text:name="notas-importantes"/>Notas Importantes:<text:bookmark-end text:name="notas-importantes"/></text:h>
          <text:list text:style-name="WWNum1014">
            <text:list-item>
              <text:p text:style-name="P15">Lorem ipsum dolor sit amet, consectetur adipiscing elit, sed do eiusmod tempor incididunt ut labore et dolore magna aliqua.<text:bookmark-end text:name="hoja-de-referencia-del-hogarpatrimonio"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loext:linked-style-name="Verbatim_20_Char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2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2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2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2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3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3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3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4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3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4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4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5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4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5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5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6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5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5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6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7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6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6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7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8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7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7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7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9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8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8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8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0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9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9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9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9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1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0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0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0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0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2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1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1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1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1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3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1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2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2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2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4">
      <text:list-level-style-bullet text:level="1" text:style-name="ListLabel_20_12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2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2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3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3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3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3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3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3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03:35:08</meta:creation-date>
    <dc:date>2023-02-11T00:36:29.260131483</dc:date>
    <meta:generator>LibreOffice/7.5.0.3$Linux_X86_64 LibreOffice_project/50$Build-3</meta:generator>
    <meta:editing-duration>PT6M53S</meta:editing-duration>
    <meta:editing-cycles>1</meta:editing-cycles>
    <meta:document-statistic meta:table-count="1" meta:image-count="0" meta:object-count="0" meta:page-count="2" meta:paragraph-count="47" meta:word-count="242" meta:character-count="1402" meta:non-whitespace-character-count="1246"/>
    <meta:user-defined meta:name="AppVersion">12.0000</meta:user-defined>
    <meta:template xlink:type="simple" xlink:actuate="onRequest" xlink:title="Normal.dotm" xlink:href=""/>
  </office:meta>
</office:document-meta>
</file>